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3.5pt" fo:color="#333333"/>
    </style:style>
    <style:style style:name="P2" style:family="paragraph" style:parent-style-name="Standard">
      <style:text-properties style:font-name="Helvetica" fo:font-size="13.0pt" fo:color="#333333"/>
    </style:style>
    <style:style style:name="P3" style:family="paragraph" style:parent-style-name="Standard">
      <style:text-properties style:font-name="Helvetica" fo:font-size="14.0pt" fo:color="#333333"/>
    </style:style>
    <style:style style:name="P4" style:family="paragraph" style:parent-style-name="Standard">
      <style:text-properties style:font-name="Helvetica" fo:font-size="14.5pt" fo:color="#33333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TTO PRIMO</text:p>
      <text:p text:style-name="P2">PARTE I.</text:p>
      <text:p text:style-name="P2">SCENA PRIMA.</text:p>
      <text:p text:style-name="P2">L'estremità d'una delle gallerie laterali, che cir</text:p>
      <text:p text:style-name="P2">condano l'ospizio de' Solitarj; a destra vedonsi, fra il colonnato, gli alberi e le tombe</text:p>
      <text:p text:style-name="P2">del chiostro; a sinistra la parte posteriore del tempio. Il fondo è chiuso da un recinto,</text:p>
      <text:p text:style-name="P2">in cui è praticato un cancello.</text:p>
      <text:p text:style-name="P2">I SOLITARJ 'traversano la galleria per introdurre</text:p>
      <text:p text:style-name="P2">nel tempio alcuni Romer. Gilberto ed EveRARDO compariscono gli ultimi.</text:p>
      <text:p text:style-name="P2">CORO 0,</text:p>
      <text:p text:style-name="P2">voi, che alla santa - città vi recate, Qui prima implorate la grazia del ciel. Un'anima</text:p>
      <text:p text:style-name="P2">affranta da pene inortali</text:p>
      <text:p text:style-name="P2">Per essa de inali scemare può il giel. (tulli entrano nel tempio: Everardo sta per</text:p>
      <text:p text:style-name="P2">seguirli</text:p>
      <text:p text:style-name="P2">ma vede Gilberto che resta immobile ed assorlo ne' suoi pensieri: si ferma e gli si</text:p>
      <text:p text:style-name="P2">accosta.)</text:p>
      <text:p text:style-name="P2">Eve. Antivedute del tuo core avrei</text:p>
      <text:p text:style-name="P2">Forse le cure? - A te più il ciel non basta! Gil. Il ver diceste, o padre :</text:p>
      <text:p text:style-name="P2">Sul punto di votarmi all' ordin vostro,</text:p>
      <text:p text:style-name="P2">In onta mia, volgo ai terrestri beni</text:p>
      <text:p text:style-name="P2">Un guardo di dolore,</text:p>
      <text:p text:style-name="P2">Di desiderio e amore.</text:p>
      <text:p text:style-name="P2">Eve. Parla ... ti spiega.</text:p>
      <text:p text:style-name="P2">. Gil.</text:p>
      <text:p text:style-name="P2">Nell' augusto tempio</text:p>
      <text:p text:style-name="P2">Che sempre de' Romei la folla inonda,</text:p>
      <text:p text:style-name="P2">Io pregava, e degli angeli superni</text:p>
      <text:p text:style-name="P2">Invocava il favor, quando ad un tratto</text:p>
      <text:p text:style-name="P2">M'</text:p>
      <text:p text:style-name="P2">apparve</text:p>
      <text:p text:style-name="P2">in uman velo</text:p>
      <text:p text:style-name="P2">Un dei cherubi ond' è superbo il cielo.</text:p>
      <text:p text:style-name="P2">Era un angelo, un genio d'amore</text:p>
      <text:p text:style-name="P2">Che innalzava all' Eterno il pensier ,</text:p>
      <text:p text:style-name="P2">E in vederla, sorpreso il mio core</text:p>
      <text:p text:style-name="P2">Palpito di segreto piacer.</text:p>
      <text:p text:style-name="P2">Oh! Everardo!... era dessa pur bella!</text:p>
      <text:p text:style-name="P2">E il mio cor, che altra brama non ha,</text:p>
      <text:p text:style-name="P2">Or sospira alla terra... e sol ella,</text:p>
      <text:p text:style-name="P2">Ella sola nel core ini sta!</text:p>
      <text:p text:style-name="P2">Eve. O mio figlio, o mia sola speranza,</text:p>
      <text:p text:style-name="P2">Me fuggir, ine lasciare vuoi tu?</text:p>
      <text:p text:style-name="P2">Mancherai di coraggio e costanza</text:p>
      <text:p text:style-name="P2">Pei caduchi piacer di quaggiù ?</text:p>
      <text:p text:style-name="P2">Gil. Padre, io l'amo.... (abbassando il capo)</text:p>
      <text:p text:style-name="P2">Eve. (con dolore) Ed amare puoi tu?</text:p>
      <text:p text:style-name="P2">Questo amor, che colpevol ti rende</text:p>
      <text:p text:style-name="P2">Al cospetto del mondo e del cielo,</text:p>
      <text:p text:style-name="P2">Non sai tu quanto affanna, ed offende</text:p>
      <text:p text:style-name="P2">La mia speme in te posta, e il mio zelo?</text:p>
      <text:p text:style-name="P2">Gil. Padre ... io l'amo!</text:p>
      <text:p text:style-name="P2">Evc.</text:p>
      <text:p text:style-name="P2">E persisti, infedel?</text:p>
      <text:p text:style-name="P2">Ma sai tu chi sia dessa colei</text:p>
      <text:p text:style-name="P2">Che ti spinge a macchiar la virtù ?</text:p>
      <text:p text:style-name="P2">Quella a cui consacrato ti sei ...</text:p>
      <text:p text:style-name="P2">Il suo nome o infelice sai tu?</text:p>
      <text:p text:style-name="P2">Ere.</text:p>
      <text:p text:style-name="P2">Gil.</text:p>
      <text:p text:style-name="P2">Eve.</text:p>
      <text:p text:style-name="P2">Ova pure, va pure, insensalo!</text:p>
      <text:p text:style-name="P2">Da noi volgi lontano il tuo piè :</text:p>
      <text:p text:style-name="P2">Possa il ciel, ch' hai vilmente oltraggiato,</text:p>
      <text:p text:style-name="P2">Devïare il suo fulmin da te.</text:p>
      <text:p text:style-name="P2">(Ofra gli angeli il primo adorato,</text:p>
      <text:p text:style-name="P2">A cui tutta io sacrai la mia fè,</text:p>
      <text:p text:style-name="P2">Tu, mio solo tesòr sul creato,</text:p>
      <text:p text:style-name="P2">Tu m'arridi, tu veglia su ine.)</text:p>
      <text:p text:style-name="P2">(Gilberlo sta per uscire: Everardo lo tralliene dicendogli con qualche emozione)</text:p>
      <text:p text:style-name="P2">La perfidia, la fede mentita</text:p>
      <text:p text:style-name="P2">Queste larve faranno languir,</text:p>
      <text:p text:style-name="P2">E tra i vani piacer della vita</text:p>
      <text:p text:style-name="P2">Il destin' non potrai prevenir.</text:p>
      <text:p text:style-name="P2">Abbattuto del secol nell'onda,</text:p>
      <text:p text:style-name="P2">Piangerai nel pensar questo dì,</text:p>
      <text:p text:style-name="P2">Ed inran cercherai quella sponda,</text:p>
      <text:p text:style-name="P2">Che tu lasci, o perduto, così.</text:p>
      <text:p text:style-name="P2">Benediterni, o padre: perdono... (per inginoc-</text:p>
      <text:p text:style-name="P2">Beneditemi!...</text:p>
      <text:p text:style-name="P2">chiarsi) Oh! improvvido! Va.</text:p>
      <text:p text:style-name="P2">Gil.</text:p>
      <text:p text:style-name="P2">Eve.</text:p>
      <text:p text:style-name="P2">a 2.</text:p>
      <text:p text:style-name="P2">Gil. (0 fra gli angeli il primo adorato</text:p>
      <text:p text:style-name="P2">A cui tutta io sacrai la mia fè:</text:p>
      <text:p text:style-name="P2">Tu, mio solo tesor sul creato,</text:p>
      <text:p text:style-name="P2">Tu mi scorgi, tu veglia su me.)</text:p>
      <text:p text:style-name="P2">Eve. Oh! va pure, va pure,</text:p>
      <text:p text:style-name="P2">insensato!</text:p>
      <text:p text:style-name="P2">Da noi reca lontano il tuo pie:</text:p>
      <text:p text:style-name="P2">Possa il ciel, ch' hai vilmente oltraggialo,</text:p>
      <text:p text:style-name="P2">Deviare il suh fulinin da te.</text:p>
      <text:p text:style-name="P2">(Gilberto sorte pel cancello : da lunge tende le</text:p>
      <text:p text:style-name="P2">braccia ad Everardo che volge la testa asciugandosi una lagrima e s' allontana.)</text:p>
      <text:p text:style-name="P2">PARTE II.</text:p>
      <text:p text:style-name="P2">SCENA I.</text:p>
      <text:p text:style-name="P2">Ameno sito nelle vicinanze di Cesarea in riva</text:p>
      <text:p text:style-name="P2">ad un fiume.</text:p>
      <text:p text:style-name="P2">Ida e varie giovinette greche intese a coglier fiori</text:p>
      <text:p text:style-name="P2">, dopo di aver sospeso ai rami degli al', beri delle stoffe, onde ombreggiare</text:p>
      <text:p text:style-name="P2">viemaggiormente il luogo destinato alla loro signora.</text:p>
      <text:p text:style-name="P2">CORO</text:p>
      <text:p text:style-name="P1">Per voi, feçondi zeffiri,</text:p>
      <text:p text:style-name="P2">Ida</text:p>
      <text:p text:style-name="P2">S'ammanti il suol di fior:</text:p>
      <text:p text:style-name="P2">S' abbelli il caro e mistico</text:p>
      <text:p text:style-name="P2">Soggiorno dell'amor.</text:p>
      <text:p text:style-name="P2">E noi, sommesse a un angelo</text:p>
      <text:p text:style-name="P2">Simile a quei del ciel,</text:p>
      <text:p text:style-name="P2">A secondar prestiamoci</text:p>
      <text:p text:style-name="P2">L'amor del suo fedel.</text:p>
      <text:p text:style-name="P2">Silenzio... udiam... silenzio... (s'accostano</text:p>
      <text:p text:style-name="P2">tulle alla riva e guardano di lontano.)</text:p>
      <text:p text:style-name="P2">Son calmi il cielo e il mar,</text:p>
      <text:p text:style-name="P2">E già sull'onde placide</text:p>
      <text:p text:style-name="P2">La navicella appar.</text:p>
      <text:p text:style-name="P2">TUTTE</text:p>
      <text:p text:style-name="P2">Zeffiretto lusinghiero,</text:p>
      <text:p text:style-name="P2">Fido spira alla sua prora :</text:p>
      <text:p text:style-name="P2">E a colei che si l'adora</text:p>
      <text:p text:style-name="P2">Scorgi il tepero amator.</text:p>
      <text:p text:style-name="P2">Va spargendo intorno a lui,</text:p>
      <text:p text:style-name="P2">Mentre move a questo lito,</text:p>
      <text:p text:style-name="P2">Il profumo più gradito</text:p>
      <text:p text:style-name="P2">Che solleyasi da fior.</text:p>
      <text:p text:style-name="P2">SCENA II.</text:p>
      <text:p text:style-name="P2">Avvicinasi una barca alla riva nella quale è</text:p>
      <text:p text:style-name="P2">GILBERTO che ha gli occhi bendati da un velo che gli vien tolto dalle giovanette</text:p>
      <text:p text:style-name="P2">che lo cir</text:p>
      <text:p text:style-name="P2">condano.</text:p>
      <text:p text:style-name="P2">Gil. Messaggiera gentile</text:p>
      <text:p text:style-name="P2">Ninfa diletta, che su queste sponde</text:p>
      <text:p text:style-name="P2">Il mio venir proteggi, e il mio ritorno</text:p>
      <text:p text:style-name="P2">A che non odo di tua voce il suono ?</text:p>
      <text:p text:style-name="P2">E perchè te ne prego</text:p>
      <text:p text:style-name="P2">La, tua giovin signora, amabil tanto</text:p>
      <text:p text:style-name="P2">Il suo nome, il suo rango</text:p>
      <text:p text:style-name="P2">Persiste ad occultarmi... Oh me li svela, ?</text:p>
      <text:p text:style-name="P2">Ida è vano il domandar. Non t è concesso</text:p>
      <text:p text:style-name="P2">Penetrar tal segreto?</text:p>
      <text:p text:style-name="P2">Gil. Invano io chieggo</text:p>
      <text:p text:style-name="P2">È dunque periglioso ?</text:p>
      <text:p text:style-name="P2">Ida Più assai che tu nol credi</text:p>
      <text:p text:style-name="P2">Ella ver noi si avanza, a lei lo chiedi.</text:p>
      <text:p text:style-name="P2">SCENA III.</text:p>
      <text:p text:style-name="P2">Elda e GILBERTO.</text:p>
      <text:p text:style-name="P2">Ah mio bene un Dio t'invia</text:p>
      <text:p text:style-name="P2">Elda</text:p>
      <text:p text:style-name="P2">Vieni ah! vien che io viva in te.</text:p>
      <text:p text:style-name="P2">Tu sei gioja all' alma mia</text:p>
      <text:p text:style-name="P2">Terra e ciel tu sei per me.</text:p>
      <text:p text:style-name="P2">Gil. Lungi da un padre amato</text:p>
      <text:p text:style-name="P2">Per te solcato ho l'onda.</text:p>
      <text:p text:style-name="P2">Elda Ma da quel di beato,</text:p>
      <text:p text:style-name="P2">Veglia il mio cor su te.</text:p>
      <text:p text:style-name="P2">Gil. Felice io son...</text:p>
      <text:p text:style-name="P2">Elda</text:p>
      <text:p text:style-name="P2">Più misero ...</text:p>
      <text:p text:style-name="P2">Forse di le non v'è.</text:p>
      <text:p text:style-name="P2">Gil.</text:p>
      <text:p text:style-name="P2">Ah per pietà mi svela .....</text:p>
      <text:p text:style-name="P2">Nè perchè sia terribile</text:p>
      <text:p text:style-name="P2">Si occulti il fato a me.</text:p>
      <text:p text:style-name="P2">Elda A te pensando ogoor lo spirto mio</text:p>
      <text:p text:style-name="P2">Di queste cifre ti volea far dono,</text:p>
      <text:p text:style-name="P2">Ma dubbio il cor. Gil.</text:p>
      <text:p text:style-name="P2">Ebben ?.. Elda Non hai tu detto ...</text:p>
      <text:p text:style-name="P2">Più fiate a me che il solo</text:p>
      <text:p text:style-name="P2">Onore alberghi in petto ?</text:p>
      <text:p text:style-name="P2">Gib. Io il dissi...</text:p>
      <text:p text:style-name="P2">Elda</text:p>
      <text:p text:style-name="P2">Or tutto dunque</text:p>
      <text:p text:style-name="P2">Io ti paleso, un avvenir tremendo ...</text:p>
      <text:p text:style-name="P2">Ma di fuggirmi giura.</text:p>
      <text:p text:style-name="P2">Gil.</text:p>
      <text:p text:style-name="P2">Oh ciel che intendo!</text:p>
      <text:p text:style-name="P2">Fia vero ? lasciarti...</text:p>
      <text:p text:style-name="P2">E tu il chiedi a me?</text:p>
      <text:p text:style-name="P2">Destino è l'amarti</text:p>
      <text:p text:style-name="P2">Morire per te.</text:p>
      <text:p text:style-name="P2">Pria freddo il cor mio</text:p>
      <text:p text:style-name="P2">La morte farà ...</text:p>
      <text:p text:style-name="P2">Chè darti un addio</text:p>
      <text:p text:style-name="P2">Giammai non potrà!</text:p>
      <text:p text:style-name="P2">Compiangere ognora</text:p>
      <text:p text:style-name="P2">Il mondo dovrà,</text:p>
      <text:p text:style-name="P2">Non quei che t'adora</text:p>
      <text:p text:style-name="P2">Tacciar di viltà.</text:p>
      <text:p text:style-name="P2">Elda Deh vanne, deh parti,</text:p>
      <text:p text:style-name="P2">Deh fuggi da me!</text:p>
      <text:p text:style-name="P2">M'è gioja l'amarti</text:p>
      <text:p text:style-name="P2">Delitto e per te.</text:p>
      <text:p text:style-name="P2">Ah freddo il cor mio</text:p>
      <text:p text:style-name="P2">La morte farà ...</text:p>
      <text:p text:style-name="P2">Ma darti un addio</text:p>
      <text:p text:style-name="P2">Piangendo dovrà.</text:p>
      <text:p text:style-name="P2">SCENA IV.</text:p>
      <text:p text:style-name="P2">Ida frettolosa e detti.</text:p>
      <text:p text:style-name="P1">Ah! signora</text:p>
      <text:p text:style-name="P2">Ida</text:p>
      <text:p text:style-name="P2">Elda</text:p>
      <text:p text:style-name="P2">Ebben che rechi?</text:p>
      <text:p text:style-name="P2">Ida Il Re.</text:p>
      <text:p text:style-name="P2">Elda</text:p>
      <text:p text:style-name="P2">Cielo!</text:p>
      <text:p text:style-name="P2">Gil.</text:p>
      <text:p text:style-name="P2">Il Re!</text:p>
      <text:p text:style-name="P2">(sorpreso) Elda</text:p>
      <text:p text:style-name="P2">(Mi sento Agghiacciar per lo spavento.)</text:p>
      <text:p text:style-name="P2">Io ti seguo. (ad Ida che parle; poi si volge a Gil. cui dà la pergumena che gli ha</text:p>
      <text:p text:style-name="P2">mostrata)</text:p>
      <text:p text:style-name="P2">Prendi ... leggi ...</text:p>
      <text:p text:style-name="P2">Et affretta ad obbedir.</text:p>
      <text:p text:style-name="P2">a 2.</text:p>
      <text:p text:style-name="P2">Gilberto</text:p>
      <text:p text:style-name="P2">Elda</text:p>
      <text:p text:style-name="P2">Ch'io possa lasciarti Addio .... parti.... obhlia</text:p>
      <text:p text:style-name="P2">Possibil non è!</text:p>
      <text:p text:style-name="P2">L'amore, la fè;</text:p>
      <text:p text:style-name="P2">M'è vita l' ainarli: Chè il fato poria</text:p>
      <text:p text:style-name="P2">Sei tutto per me.</text:p>
      <text:p text:style-name="P2">Te perder con me. Coraggio, ben mio D'un core straziato</text:p>
      <text:p text:style-name="P2">Quesl' alma non ha Ti prenda pietà; Per dirti un addio</text:p>
      <text:p text:style-name="P2">Atroce il mio fato, Che morte mi dà.</text:p>
      <text:p text:style-name="P2">E speme non ha!</text:p>
      <text:p text:style-name="P2">Qual piaggia felice Va... lasciami... a Dio</text:p>
      <text:p text:style-name="P2">Raggiunger potro, Per te pregherò...</text:p>
      <text:p text:style-name="P2">Se oppresso, infelice, E accolgi l'addio</text:p>
      <text:p text:style-name="P2">Più speme non ho ? Che in pianto ti dò.</text:p>
      <text:p text:style-name="P2">(Eldu manda un ultimo addio a Gilberto</text:p>
      <text:p text:style-name="P2">e parte precipitosamente.)</text:p>
      <text:p text:style-name="P2">FINE DELL'ATTO PRIMO,</text:p>
      <text:p text:style-name="P1">Del Rettor d'Antiochia un importante</text:p>
      <text:p text:style-name="P2">Giuf.</text:p>
      <text:p text:style-name="P2">Lui.</text:p>
      <text:p text:style-name="P2">Messo s'apnunzia.</text:p>
      <text:p text:style-name="P2">Allor ch'ei giunga; udirlo Grave non mi sarà. (Giuffredi dietro un cenno</text:p>
      <text:p text:style-name="P2">del Re parte.) SCENA II.</text:p>
      <text:p text:style-name="P2">Luigi solo,</text:p>
      <text:p text:style-name="P2">Lui. (seguendo dello sguardo Giur.)</text:p>
      <text:p text:style-name="P2">tutti uniti,</text:p>
      <text:p text:style-name="P2">Cotesti invidiosi,</text:p>
      <text:p text:style-name="P2">Col Rettor d' Antiochia occultamente</text:p>
      <text:p text:style-name="P2">Minacciano rovina all' amor mio;</text:p>
      <text:p text:style-name="P2">Ma per Elda affrontar tutto poss' io.</text:p>
      <text:p text:style-name="P2">Elda, vieni, ed abbandono</text:p>
      <text:p text:style-name="P2">Quanto ho caro, in un col trono.</text:p>
      <text:p text:style-name="P2">Del tuo cor deh! fammi certo,</text:p>
      <text:p text:style-name="P2">E beato il mio sarà,</text:p>
      <text:p text:style-name="P2">Amo più del regio serto</text:p>
      <text:p text:style-name="P2">La celeste tua beltà.</text:p>
      <text:p text:style-name="P2">L'uyiverso e i danni suoi</text:p>
      <text:p text:style-name="P2">Sfiderò, inio ben, per te:</text:p>
      <text:p text:style-name="P2">Schiavo or sono a' piedi tuoi;</text:p>
      <text:p text:style-name="P2">Ma l'amante ancora e Re.</text:p>
      <text:p text:style-name="P2">De' luoi giorni uniti ai iniei,</text:p>
      <text:p text:style-name="P2">Mai l'ebbrezza un fine ayrà;</text:p>
      <text:p text:style-name="P2">Sarai mia com' ora il sei ...</text:p>
      <text:p text:style-name="P2">Mia per sempre un Dio ti fa.</text:p>
      <text:p text:style-name="P2">Per la prossima festa ognun s'aduni. (movendo</text:p>
      <text:p text:style-name="P2">incontro a Giuffredi che ritorna e col quale</text:p>
      <text:p text:style-name="P2">intrattiensi.)</text:p>
      <text:p text:style-name="P2">SCENA III.</text:p>
      <text:p text:style-name="P2">Elda giunge discorrendo sommessamente con</text:p>
      <text:p text:style-name="P2">IDA, Luigi e Giuffredi. Elda</text:p>
      <text:p text:style-name="P3">Dunque</text:p>
      <text:p text:style-name="P2">unque si narra intorno ?...</text:p>
      <text:p text:style-name="P2">Ida Che vincitor ei riede e glorïoso.</text:p>
      <text:p text:style-name="P2">Elda Oh! Gilberto!... Gilberto!...</text:p>
      <text:p text:style-name="P2">A te la gloria ... (s'avvede del Re)</text:p>
      <text:p text:style-name="P2">Oh cielo! a me lo scorno.</text:p>
      <text:p text:style-name="P2">Lui. (accommiatato Giuffredi, accenna ad Ida di ritirarsi;</text:p>
      <text:p text:style-name="P2">quindi avvicinasi ad Elda) Perchè il ciglio cbinare al suol, ben mio ? Elda</text:p>
      <text:p text:style-name="P2">Ah tu lieta mi credi</text:p>
      <text:p text:style-name="P2">Perchè seggo al tuo fianco ... e il cor non vedi.</text:p>
      <text:p text:style-name="P2">Quando il tetto paterno abbandonai</text:p>
      <text:p text:style-name="P2">Debil fanciulla con deluso cor,</text:p>
      <text:p text:style-name="P2">Quì giunsi - e teco delibar sperai</text:p>
      <text:p text:style-name="P2">D'una sposa le gioje e il puro amor.</text:p>
      <text:p text:style-name="P2">Lui. Ah! taci ...</text:p>
      <text:p text:style-name="P2">Elda</text:p>
      <text:p text:style-name="P2">A me perduta ed avvilita</text:p>
      <text:p text:style-name="P2">Hai tolto il padre e l'amore e la fè!</text:p>
      <text:p text:style-name="P2">Tacita, sola e dal mondo schernita</text:p>
      <text:p text:style-name="P2">Geme fra l'ombre, la bella del Rè.</text:p>
      <text:p text:style-name="P2">Lui. T' acqueta . quivi a raddolcir tua cura</text:p>
      <text:p text:style-name="P2">Regna il piacer, la via sparsa è di fior.</text:p>
      <text:p text:style-name="P2">Se intorno a te più bella appar</text:p>
      <text:p text:style-name="P2">natura Ahi donde avvien che tanto è il tuo dolor ? Elda In questo suol la colpa e la</text:p>
      <text:p text:style-name="P2">sventura</text:p>
      <text:p text:style-name="P2">Di gemme, o Re, si coprono e di fior.</text:p>
      <text:p text:style-name="P2">Lui.</text:p>
      <text:p text:style-name="P2">Elda</text:p>
      <text:p text:style-name="P2">E sallo Iddio se non è alroce cura</text:p>
      <text:p text:style-name="P2">Rider coi labbri e piangere nel cor!</text:p>
      <text:p text:style-name="P2">Ma del tuo duolo la cagion primiera?</text:p>
      <text:p text:style-name="P2">Oh lascia pur di ricercarla a ine</text:p>
      <text:p text:style-name="P2">Concedi sol che da te lunge io pera,</text:p>
      <text:p text:style-name="P2">Che dici? Al mondo l'amor inio per te</text:p>
      <text:p text:style-name="P2">Fia noto... e al fianco mio la fronte altera</text:p>
      <text:p text:style-name="P2">Solleverai sovrana invidiata.</text:p>
      <text:p text:style-name="P2">Tanto non so sperarmi avventurata ...</text:p>
      <text:p text:style-name="P2">Abbielta io sono - e troppo grande il Re!</text:p>
      <text:p text:style-name="P2">Lui.</text:p>
      <text:p text:style-name="P2">Elda</text:p>
      <text:p text:style-name="P2">a 2.</text:p>
      <text:p text:style-name="P2">Elda Ab quella fiamma che m'arde in petto</text:p>
      <text:p text:style-name="P2">È per me il solo supremno affetto</text:p>
      <text:p text:style-name="P2">Simile a face si stempra ognor</text:p>
      <text:p text:style-name="P2">Che nei sepolcri risplende e muor.</text:p>
      <text:p text:style-name="P2">Lui.</text:p>
      <text:p text:style-name="P2">Nessun potere hanno su lei</text:p>
      <text:p text:style-name="P2">Né le mie cure, né i voti miei.</text:p>
      <text:p text:style-name="P2">Conviti e danze, profumi ed or</text:p>
      <text:p text:style-name="P2">Di nulla gioja le sono al cor! (parte con</text:p>
      <text:p text:style-name="P2">Elda. - Entrano in questo momento le Dame, i</text:p>
      <text:p text:style-name="P2">. Cavalieri, i Paggi, gli Scudieri ed i Soldati ; e segue</text:p>
      <text:p text:style-name="P2">(La Danza.)</text:p>
      <text:p text:style-name="P2">SCENA IV.</text:p>
      <text:p text:style-name="P2">Luigi ed Elda da un lato, dall'opposto GiupFREDI, Adele e detti. - Tutti si chinano</text:p>
      <text:p text:style-name="P2">al</text:p>
      <text:p text:style-name="P2">, Re.</text:p>
      <text:p text:style-name="P2">Ah!</text:p>
      <text:p text:style-name="P2">Giuf. Ah! Sire.</text:p>
      <text:p text:style-name="P2">. Lui.</text:p>
      <text:p text:style-name="P2">Ebben?</text:p>
      <text:p text:style-name="P2">Giuf. (sommessamente) Ricusaste dar fede</text:p>
      <text:p text:style-name="P2">Di chi fedel, vi serve alle riprove,</text:p>
      <text:p text:style-name="P2">E colei che di gloria</text:p>
      <text:p text:style-name="P2">E di tesor' colmate</text:p>
      <text:p text:style-name="P2">Segretamente il suo signore inganna.</text:p>
      <text:p text:style-name="P2">Lui Tu inenti!</text:p>
      <text:p text:style-name="P2">Ade.</text:p>
      <text:p text:style-name="P2">Eccovi un foglio</text:p>
      <text:p text:style-name="P2">Che uno schiavo per essa alla sua fida</text:p>
      <text:p text:style-name="P2">Confidente recava. (Luigi scorre lo scritto)</text:p>
      <text:p text:style-name="P2">Giuf. Sire ? mentiva io forse ?</text:p>
      <text:p text:style-name="P2">Lui. Ah! possibil non è! - Scriverti ardisce (ponendo</text:p>
      <text:p text:style-name="P2">il foglio, ricevuto da Giuffredi, sotto gli E d' amor favellarti un altro ... occhi d'</text:p>
      <text:p text:style-name="P2">Elda) Elda (riconoscendo il carattere) Io l' amo! Lui.</text:p>
      <text:p text:style-name="P2">Oh! tradimento!... e il nomi? Elda Saprò morir pria che svelarlo mai. Lui. Ti</text:p>
      <text:p text:style-name="P2">forzeranno a ciò i tormenti! Elda</text:p>
      <text:p text:style-name="P2">lovano!</text:p>
      <text:p text:style-name="P2">SCENA V.</text:p>
      <text:p text:style-name="P2">I suddetti. EvERARDO DI Barres penetra improv</text:p>
      <text:p text:style-name="P2">visamente nella galleria seguito da un Compagno che reca una pergamena. Sul</text:p>
      <text:p text:style-name="P2">sembiante di tutti manifestansi i segni della più grande</text:p>
      <text:p text:style-name="P2">agitazione. Lui. Ora chi giunge ?... e chi l'ardisce ? .</text:p>
      <text:p text:style-name="P2">e Eve.</text:p>
      <text:p text:style-name="P2">Io, Sire; Che scelto ad annuoziarti</text:p>
      <text:p text:style-name="P2">L'ira sono del ciel. Lui.</text:p>
      <text:p text:style-name="P2">Tu folle a tanto ?</text:p>
      <text:p text:style-name="P2">Eve. Luigi, Re di Francia...</text:p>
      <text:p text:style-name="P2">Del Reitor d' Antiochia io reco il bando :</text:p>
      <text:p text:style-name="P2">Ad esso omai ti piega,</text:p>
      <text:p text:style-name="P2">O l'anatéma dal mio labbro udrai</text:p>
      <text:p text:style-name="P2">Vendicator che le colpe flagella.</text:p>
      <text:p text:style-name="P2">Lui. Quanto si debba al Rettor d' Antiochia (con di-</text:p>
      <text:p text:style-name="P2">Ben so... ma tu, ch'io sono il Re qui pensa gnità) Eve. Chieder osavi, onde</text:p>
      <text:p text:style-name="P2">appagar la nuova</text:p>
      <text:p text:style-name="P2">Fiamma che l'arde, infrangere quel giuro</text:p>
      <text:p text:style-name="P2">Che ti stringe a Leënora; all' infelice</text:p>
      <text:p text:style-name="P2">Oblïata reina...</text:p>
      <text:p text:style-name="P2">Lui.</text:p>
      <text:p text:style-name="P2">Il volli! Tutti</text:p>
      <text:p text:style-name="P2">Oh cielo!</text:p>
      <text:p text:style-name="P2">Lui. Tal era il mio pensier: sulla sua fronte (add.</text:p>
      <text:p text:style-name="P2">La corona real posar volea ...</text:p>
      <text:p text:style-name="P2">Elda)</text:p>
      <text:p text:style-name="P2">Ma qual sia la mia brama ... io re qui song,</text:p>
      <text:p text:style-name="P2">Ne alcuno in queste mura</text:p>
      <text:p text:style-name="P2">Può minacciar.., tranne ine sol.</text:p>
      <text:p text:style-name="P2">Eve.</text:p>
      <text:p text:style-name="P2">Sciagura!</text:p>
      <text:p text:style-name="P2">! L'ira di Dio paventa</text:p>
      <text:p text:style-name="P2">Ch' ogni poter dissolve!</text:p>
      <text:p text:style-name="P2">La tua corona polve</text:p>
      <text:p text:style-name="P2">Struggerla un soffio può.</text:p>
      <text:p text:style-name="P2">Paventa o Re</text:p>
      <text:p text:style-name="P2">V'è un angelo</text:p>
      <text:p text:style-name="P2">Sterminator de' rei</text:p>
      <text:p text:style-name="P2">E il pianto di colei</text:p>
      <text:p text:style-name="P2">Già fino a lui sono.</text:p>
      <text:p text:style-name="P2">Elda (Oh! qual terror in'ingombra!</text:p>
      <text:p text:style-name="P2">Qual innateso oltraggio!</text:p>
      <text:p text:style-name="P2">Languir il mio coraggio</text:p>
      <text:p text:style-name="P2">lo sento intorno al cor.</text:p>
      <text:p text:style-name="P2">Già il nembo che repente</text:p>
      <text:p text:style-name="P2">Freme e minaccia intorno,</text:p>
      <text:p text:style-name="P2">Toglie la luce al giorno</text:p>
      <text:p text:style-name="P2">E addoppia lo squallor.)</text:p>
      <text:p text:style-name="P2">Lui. (Oh di qual santo foco</text:p>
      <text:p text:style-name="P2">S' è il volto suo coperto!</text:p>
      <text:p text:style-name="P2">Fra mille smanie incerto</text:p>
      <text:p text:style-name="P2">Ondeggia offeso il cor.)</text:p>
      <text:p text:style-name="P2">Cessa, fatal Vegliardo!</text:p>
      <text:p text:style-name="P2">Cessa ... Mia stanza è questa.</text:p>
      <text:p text:style-name="P2">Dal minacciar deh! resta,</text:p>
      <text:p text:style-name="P2">Resta dal tuo furor.</text:p>
      <text:p text:style-name="P2">Gli Altri Chiniamci innanzi a Dio:</text:p>
      <text:p text:style-name="P2">Ch' ogni poter dissolve.</text:p>
      <text:p text:style-name="P2">Tutto nel mondo è polve --</text:p>
      <text:p text:style-name="P2">Sperderla nn soffio può!</text:p>
      <text:p text:style-name="P2">2</text:p>
      <text:p text:style-name="P2">Eve. Voi tutti cheudile,</text:p>
      <text:p text:style-name="P2">Colesta rea fuggite:</text:p>
      <text:p text:style-name="P2">Fuggitela, che l' odio</text:p>
      <text:p text:style-name="P2">Del ciel già la colpi.</text:p>
      <text:p text:style-name="P2">Elda Luigi!</text:p>
      <text:p text:style-name="P2">Lui.</text:p>
      <text:p text:style-name="P2">Elda!</text:p>
      <text:p text:style-name="P2">Eve.</text:p>
      <text:p text:style-name="P2">Fuggitela. Elda</text:p>
      <text:p text:style-name="P2">Io muojo!</text:p>
      <text:p text:style-name="P2">Coro</text:p>
      <text:p text:style-name="P2">Usciain di qui.</text:p>
      <text:p text:style-name="P2">Lui. E di qual drittu ?...</text:p>
      <text:p text:style-name="P2">Eve.</text:p>
      <text:p text:style-name="P2">lo nome</text:p>
      <text:p text:style-name="P2">Del ciel, ch' ei vilipende, udite! udite !</text:p>
      <text:p text:style-name="P2">Anatema su lor, ove l' editto</text:p>
      <text:p text:style-name="P2">Alcun franger s'avvisi,</text:p>
      <text:p text:style-name="P2">Se per sempre doman non son divisi.</text:p>
      <text:p text:style-name="P2">TUTTI</text:p>
      <text:p text:style-name="P2">Lui. (Che disse? ohime! terribile potento</text:p>
      <text:p text:style-name="P2">Vien la mioaccia dal suo petto ardente</text:p>
      <text:p text:style-name="P2">Ma la vendetta nel mio core offeso</text:p>
      <text:p text:style-name="P2">Dovrà tricer, quand' io qui sol son re?</text:p>
      <text:p text:style-name="P2">Ah! lo scettro in mia map prima si franga</text:p>
      <text:p text:style-name="P2">Si solva in polve e perisca con me.)</text:p>
      <text:p text:style-name="P2">Elda (Che disse? oime! negletta ed oltraggiata</text:p>
      <text:p text:style-name="P2">Siccome un'empia esser degg' io cacciata ?</text:p>
      <text:p text:style-name="P2">Iddio lo vuole; e invan quest' alma oppressa</text:p>
      <text:p text:style-name="P2">Chiede pietà, chiede vendetta al re.</text:p>
      <text:p text:style-name="P2">Ah! per celar la inia vergogna estrema</text:p>
      <text:p text:style-name="P2">Ti schiudi, ó terra, e m'inabissa in te.</text:p>
      <text:p text:style-name="P2">Eve. (prende dalle mani del Compagno la pergamena</text:p>
      <text:p text:style-name="P2">ch' egli svolge allo sguardo degli astanti.) È</text:p>
      <text:p text:style-name="P2">questo il bando a cui cedere ei de'.</text:p>
      <text:p text:style-name="P2">Omai del ciel la clemenza è stancala;</text:p>
      <text:p text:style-name="P2">Sia dalla reggia una sleal cacciata ;</text:p>
      <text:p text:style-name="P2">Iddio lo vuole ... e quell'anima stolta</text:p>
      <text:p text:style-name="P2">Ipyan domanda che la salvi il Re.</text:p>
      <text:p text:style-name="P2">Usciamo, usciam... già sfolgora il baleno....</text:p>
      <text:p text:style-name="P2">Abbominate questo suol con me.</text:p>
      <text:p text:style-name="P2">Gli Altri Omai del ciel la clemenza è stancata!</text:p>
      <text:p text:style-name="P2">Dalla reggia costei sia discacciata.</text:p>
      <text:p text:style-name="P2">Iddio lo vuole, e sul capo dell' empia</text:p>
      <text:p text:style-name="P2">La provocata pepa omai scendè.</text:p>
      <text:p text:style-name="P2">Fuggiam, fuggiarn... già sfolgora il baleno!</text:p>
      <text:p text:style-name="P2">E scende già sovra il capo del re. (Elda fugge smarrita celandosi il volto fra le</text:p>
      <text:p text:style-name="P2">mani.)</text:p>
      <text:p text:style-name="P2">QUADBO.</text:p>
      <text:p text:style-name="P2">FINE DELL'ATTO SECONDO,</text:p>
      <text:p text:style-name="P2">GILBERTO solo.</text:p>
      <text:p text:style-name="P2">Eccomi a lei vicino!</text:p>
      <text:p text:style-name="P2">!</text:p>
      <text:p text:style-name="P2">Oscuro io la lasciai, vincente io torno.</text:p>
      <text:p text:style-name="P2">Fu pel foglio che dessa a me fidava,</text:p>
      <text:p text:style-name="P2">Che a sì bella salii luce di gloria.“</text:p>
      <text:p text:style-name="P2">Ed or che a sé mi chiede il Re Luigi,</text:p>
      <text:p text:style-name="P2">D'amor più che d'orgoglio</text:p>
      <text:p text:style-name="P2">Sento balzarmi il cor, - Colei che adoro</text:p>
      <text:p text:style-name="P2">Stanza qui aver dovria:</text:p>
      <text:p text:style-name="P2">Alfine io la vedrò, saprò chi sia.</text:p>
      <text:p text:style-name="P2">(vedendo giungere Luigi si ritira modestamente) 1 Re.</text:p>
      <text:p text:style-name="P2">SCENA II.</text:p>
      <text:p text:style-name="P2">Gilberto in disparte. Luigi entra pensieroso e non s'avvede di lui: GIUFFREDI lo</text:p>
      <text:p text:style-name="P2">siegue.</text:p>
      <text:p text:style-name="P2">Del suo destin deciso avete?</text:p>
      <text:p text:style-name="P2">Giuf.</text:p>
      <text:p text:style-name="P2">Lui. (senza dargli retta e parlando fra se)</text:p>
      <text:p text:style-name="P2">Cederò d'uno ardito alla minaccia?</text:p>
      <text:p text:style-name="P2">Giuf. Farà giustizia il Prence?</text:p>
      <text:p text:style-name="P2">Lui.</text:p>
      <text:p text:style-name="P2">Elda qui venga....</text:p>
      <text:p text:style-name="P2">La consapevol Ida</text:p>
      <text:p text:style-name="P2">Si trallenga per voi. (Giuff. inchinasi e parte) (avvedendosi di Gilberto) Sei tu?</text:p>
      <text:p text:style-name="P2">Tinoltra,</text:p>
      <text:p text:style-name="P2">O mio liberator: å te salvezza</text:p>
      <text:p text:style-name="P2">Io mi deggio</text:p>
      <text:p text:style-name="P2">Gil.</text:p>
      <text:p text:style-name="P2">E l'onore</text:p>
      <text:p text:style-name="P2">Men compenso.</text:p>
      <text:p text:style-name="P2">Lui.</text:p>
      <text:p text:style-name="P2">Del tủo valor, tu stesso</text:p>
      <text:p text:style-name="P2">Chiedimi la mercè: da questo giorno</text:p>
      <text:p text:style-name="P2">Te ne affida la mia real parola.</text:p>
      <text:p text:style-name="P2">Gil. Sire ! nel cor profondo,</text:p>
      <text:p text:style-name="P2">lo, povero soldato,</text:p>
      <text:p text:style-name="P2">Ardo per nobil donna; a questo amore</text:p>
      <text:p text:style-name="P2">I miei successi io deggio e la mia gloria.</text:p>
      <text:p text:style-name="P2">La sua man m'accordate.</text:p>
      <text:p text:style-name="P2">Lui. E il voglio. Qual s' appella?</text:p>
      <text:p text:style-name="P2">Gil. (vedendo giunger Elda).</text:p>
      <text:p text:style-name="P2">L'avrei nomata in dirvi ... è la più bella.</text:p>
      <text:p text:style-name="P2">SCENA III.</text:p>
      <text:p text:style-name="P2">ELDA e detti.</text:p>
      <text:p text:style-name="P2">Lui.</text:p>
      <text:p text:style-name="P2">Elda</text:p>
      <text:p text:style-name="P2">Ida istessa!)</text:p>
      <text:p text:style-name="P2">(sorpreso) Elda (colpita da meraviglia alla vista di Gilberto)</text:p>
      <text:p text:style-name="P2">(Oh Dio! Gilberto! Rea mostrarmi al suo cospetto.) Lui.</text:p>
      <text:p text:style-name="P2">(freddamente volgendosi ad Elda che abbassa Il mister del vostro affetto gli occhi)</text:p>
      <text:p text:style-name="P2">Egli stesso a me sveld.</text:p>
      <text:p text:style-name="P2">Elda (Quel suo guardo mi geld.)</text:p>
      <text:p text:style-name="P2">Lui. Voi, che di reo silenzio</text:p>
      <text:p text:style-name="P2">Colpevole vi feste ...</text:p>
      <text:p text:style-name="P2">D'un altro re la rabbia</text:p>
      <text:p text:style-name="P2">Forse eccitata avreste... (arrestasi ad un</text:p>
      <text:p text:style-name="P2">tratto, e riprende con più freddezza) Ma or 'or la vostra mano</text:p>
      <text:p text:style-name="P2">Chiedea Gilberto a me.</text:p>
      <text:p text:style-name="P2">Elda Oh! che mai dite!..</text:p>
      <text:p text:style-name="P2">Lui.</text:p>
      <text:p text:style-name="P2">Ed io ... 1</text:p>
      <text:p text:style-name="P2">Ed io, vostro Sovrano,</text:p>
      <text:p text:style-name="P2">Non vi dissento!..</text:p>
      <text:p text:style-name="P2">1</text:p>
      <text:p text:style-name="P2">Elda</text:p>
      <text:p text:style-name="P2">(Oime!) Lui. Doman voi partirete. (avvicinandosele, poscia</text:p>
      <text:p text:style-name="P2">le dice con amarezza e passione) All'amor suo non vi mostrate ingrata ,</text:p>
      <text:p text:style-name="P2">Quando voi sola per suo cielo avrà;</text:p>
      <text:p text:style-name="P2">E se una vita ei sogna avventurata</text:p>
      <text:p text:style-name="P2">Nol disinganni un'altra infedeltà.</text:p>
      <text:p text:style-name="P2">Elda!</text:p>
      <text:p text:style-name="P2">(Non è illusione, è verità beata Gil.</text:p>
      <text:p text:style-name="P2">Che raccende il mio core e. lieto il fa.) Lui. V'annoderá fra poco un giuramento</text:p>
      <text:p text:style-name="P2">All' altar. Gil.</text:p>
      <text:p text:style-name="P2">Oh! mio Prence! a' vostri pie (per</text:p>
      <text:p text:style-name="P2">inginocchiarsi: Luigi glielo impedisce)</text:p>
      <text:p text:style-name="P2">Sparger› il sangue mio per voi contento.</text:p>
      <text:p text:style-name="P2">Elda Ma questo imen ...</text:p>
      <text:p text:style-name="P2">Lui. (piano ad Elda)</text:p>
      <text:p text:style-name="P2">Discaro a voi non è.</text:p>
      <text:p text:style-name="P2">Da favorita me tradir voleste ....</text:p>
      <text:p text:style-name="P2">Elda Che dite?..</text:p>
      <text:p text:style-name="P2">Lui.</text:p>
      <text:p text:style-name="P2">Ed io mi vendico da re. (Luigi</text:p>
      <text:p text:style-name="P2">parle conducendo con sè Gilberto)</text:p>
      <text:p text:style-name="P2">SCENA IV.</text:p>
      <text:p text:style-name="P2">ELDA sola - abbandonandosi sopra un sedile</text:p>
      <text:p text:style-name="P1">Ilusto</text:p>
      <text:p text:style-name="P2">Illusion non è desso ?... Gilberlo ?...</text:p>
      <text:p text:style-name="P2">Consorte ad Elda ?... Egli ? - Or se tutto il prova,</text:p>
      <text:p text:style-name="P2">Onde il mio cor dell'inatteso evento</text:p>
      <text:p text:style-name="P2">Pud dubitar?</text:p>
      <text:p text:style-name="P2">(alzandosi risolutamente)</text:p>
      <text:p text:style-name="P2">Io sposa sua? - Sarebbe</text:p>
      <text:p text:style-name="P2">Infamia questa! - Io riportargli in dote</text:p>
      <text:p text:style-name="P2">L'obbrobrio mio? - No! - Quando por dovesse</text:p>
      <text:p text:style-name="P2">Fuggirmi con orrore,</text:p>
      <text:p text:style-name="P2">Conoscerà la sventurata donda</text:p>
      <text:p text:style-name="P2">Che degna ei crede del gentil suo cuore.</text:p>
      <text:p text:style-name="P2">Oh mio Gilberto, della terra il trono</text:p>
      <text:p text:style-name="P2">Per possederti ayria lasciato il cor;</text:p>
      <text:p text:style-name="P2">Ma puro l'amor mio come il perdono</text:p>
      <text:p text:style-name="P2">All' onta è condannato ed al dolor!</text:p>
      <text:p text:style-name="P2">Il ver fia noto - e nel suo spregio estremo</text:p>
      <text:p text:style-name="P2">La pena avrommi che maggior si dè. -</text:p>
      <text:p text:style-name="P2">Oh nel tuo sdegno allor Nume supremo</text:p>
      <text:p text:style-name="P2">Avventa por la folgore su me!</text:p>
      <text:p text:style-name="P2">Su crudeli e chi v' arresta ?</text:p>
      <text:p text:style-name="P2">Scritto in cielo è il mio dolor</text:p>
      <text:p text:style-name="P2">Su venite, è la mia festa (con amara</text:p>
      <text:p text:style-name="P2">Sparsa l' ara sia di fior. ironia)</text:p>
      <text:p text:style-name="P2">Ah una tomba ancor s' appresta !</text:p>
      <text:p text:style-name="P2">E celata in negro vel,</text:p>
      <text:p text:style-name="P2">Sta la trista fidanzata</text:p>
      <text:p text:style-name="P2">Che rejetta, disperata</text:p>
      <text:p text:style-name="P2">Non avrà perdono in ciel !</text:p>
      <text:p text:style-name="P2">SCENA V.</text:p>
      <text:p text:style-name="P2">ELDA ed IDA.</text:p>
      <text:p text:style-name="P1">Elda, Ida, vieni.</text:p>
      <text:p text:style-name="P2">Ida</text:p>
      <text:p text:style-name="P2">Che, appresi?</text:p>
      <text:p text:style-name="P2">Gilberto a voi si unisce ?</text:p>
      <text:p text:style-name="P2">Ei meco unirsi?..</text:p>
      <text:p text:style-name="P2">La gelosa fortuna un tanto bene</text:p>
      <text:p text:style-name="P2">A ine non riserbó.</text:p>
      <text:p text:style-name="P2">Cerca Gilberto :</text:p>
      <text:p text:style-name="P2">Tullo sappia da me.</text:p>
      <text:p text:style-name="P2">(parte)</text:p>
      <text:p text:style-name="P2">Sulle sue traccie</text:p>
      <text:p text:style-name="P2">Senza indugio si vada.</text:p>
      <text:p text:style-name="P2">92</text:p>
      <text:p text:style-name="P2">99</text:p>
      <text:p text:style-name="P2">Ida</text:p>
      <text:p text:style-name="P2">SCENA VI.</text:p>
      <text:p text:style-name="P2">GIUFFREDI, Guardie e detta.</text:p>
      <text:p text:style-name="P2">V?</text:p>
      <text:p text:style-name="P2">arrestale, Del Re l'ordin supremo</text:p>
      <text:p text:style-name="P2">Egli è seguiruni. Ida (turbata)</text:p>
      <text:p text:style-name="P2">(Elda, gran Dio! tu incora. - ) (Giuff.consegna lda alle guardie che la conduc.</text:p>
      <text:p text:style-name="P2">fuori.)</text:p>
      <text:p text:style-name="P2">SCENA VII.</text:p>
      <text:p text:style-name="P2">Tutta la Corte e detto; poi Luigi e GILBERTO.</text:p>
      <text:p text:style-name="P2">e</text:p>
      <text:p text:style-name="P1">Coro L'altar di fiori è adorno,</text:p>
      <text:p text:style-name="P2">Risplendon già le tede:</text:p>
      <text:p text:style-name="P2">Gli sposi al tempio chiede</text:p>
      <text:p text:style-name="P2">Cinto di rose ainor.</text:p>
      <text:p text:style-name="P2">Ordir uon puote Imene</text:p>
      <text:p text:style-name="P2">Più tenere catene,</text:p>
      <text:p text:style-name="P2">Se accoppia in questo giorno</text:p>
      <text:p text:style-name="P2">Alla beltà il valor.</text:p>
      <text:p text:style-name="P2">Gil. Da cotanto piacer inebbriata</text:p>
      <text:p text:style-name="P2">E' tutta l'alma mia. - Sogno avverato,</text:p>
      <text:p text:style-name="P2">Grazia inattesa! – Or di que' prodi al paro</text:p>
      <text:p text:style-name="P2">Girne poss' io.</text:p>
      <text:p text:style-name="P2">Lui. (a Gil.)</text:p>
      <text:p text:style-name="P2">Perchè ciascuno in Corte</text:p>
      <text:p text:style-name="P2">Sappia quant' io v'ho in pregio,</text:p>
      <text:p text:style-name="P2">Voi che salvo in'avele, vincitore</text:p>
      <text:p text:style-name="P2">Degli Arabi infedeli,</text:p>
      <text:p text:style-name="P2">Marchese di Plaisance, Conte di Vence (Gil. fa</text:p>
      <text:p text:style-name="P2">un atto di maraviglia) Questi titoli voi; a voi pur anco (togliendosi</text:p>
      <text:p text:style-name="P2">dal collo una catena d'oro a cui è appeso un ordine) Questo fregio d'onor. — (Gil.</text:p>
      <text:p text:style-name="P2">mette un ginocchio</text:p>
      <text:p text:style-name="P2">a terra ed il Re lo adorna dell'ordine. Gius.</text:p>
      <text:p text:style-name="P2">Che dite, amici ? (sottovoce</text:p>
      <text:p text:style-name="P2">ai signori che lo circondano) Cav. Oh generoso è desso! Giuf.</text:p>
      <text:p text:style-name="P2">Egli è dar prezzo</text:p>
      <text:p text:style-name="P2">All'unta ed all'infamia.</text:p>
      <text:p text:style-name="P2">Cav. Dunque è certo l'imen?</text:p>
      <text:p text:style-name="P2">Il Re li unisce:</text:p>
      <text:p text:style-name="P2">Tullo è fra lor composto; ę il patto vile</text:p>
      <text:p text:style-name="P2">Deve arrestar il minacciato nembo.</text:p>
      <text:p text:style-name="P2">Cav. Elda sen vien !</text:p>
      <text:p text:style-name="P2">» Gius, (ironicamente) La novella Marchesa,</text:p>
      <text:p text:style-name="P2">» Giuf.</text:p>
      <text:p text:style-name="P2">SCENA VIII.</text:p>
      <text:p text:style-name="P2">Elda e detti. Essa è pallida ed è circondata da varie Dame. Il Re in vedendola si</text:p>
      <text:p text:style-name="P2">allontana</text:p>
      <text:p text:style-name="P2">con dolore. Elda (10 mi sostengo appena!) (pone lo sguardo su I.</text:p>
      <text:p text:style-name="P2">Gilberto che la contempla con amore.)</text:p>
      <text:p text:style-name="P2">(Oh ciel! lo sguardo</text:p>
      <text:p text:style-name="P2">Ei su me posa senza sdeguo alcuno.)</text:p>
      <text:p text:style-name="P2">Gil. Elda... è presto l'altar. (avvicinandosele)</text:p>
      <text:p text:style-name="P2">Elda</text:p>
      <text:p text:style-name="P2">Mio Dio!</text:p>
      <text:p text:style-name="P2">Gil.</text:p>
      <text:p text:style-name="P2">Tremate?</text:p>
      <text:p text:style-name="P2">Elda Si... di gioja!</text:p>
      <text:p text:style-name="P2">Giuf. e Cav.</text:p>
      <text:p text:style-name="P2">(L'astuta!)</text:p>
      <text:p text:style-name="P2">(fra loro) Gil. (ad Elda)</text:p>
      <text:p text:style-name="P2">O vi calmate,</text:p>
      <text:p text:style-name="P2">E d'uno sposo al braccio or vi posale. (Gilberlo</text:p>
      <text:p text:style-name="P2">offre il braccio ad Elda sul quale posa</text:p>
      <text:p text:style-name="P2">la mano ed escono. Le Dame ed una</text:p>
      <text:p text:style-name="P2">parte de' Cavalieri li seguono.) Coro Ordir non puote Imene</text:p>
      <text:p text:style-name="P2">Più tenere catene,</text:p>
      <text:p text:style-name="P2">Se accoppia in questo giorno</text:p>
      <text:p text:style-name="P2">Alla beltà il valor.</text:p>
      <text:p text:style-name="P2">SCENA IX.</text:p>
      <text:p text:style-name="P2">GIUFFREDI e CAVALIERI</text:p>
      <text:p text:style-name="P2">Tutti ed a parti</text:p>
      <text:p text:style-name="P3">Qual onta inaudita!</text:p>
      <text:p text:style-name="P2">!</text:p>
      <text:p text:style-name="P2">E' troppo per mia fè.</text:p>
      <text:p text:style-name="P2">Sposar la favorita,</text:p>
      <text:p text:style-name="P2">La tenera del Re.</text:p>
      <text:p text:style-name="P2">Abbietto avventuriere,</text:p>
      <text:p text:style-name="P2">Nè un grado, un nome egli ha !</text:p>
      <text:p text:style-name="P2">Or fatto è cavaliere,</text:p>
      <text:p text:style-name="P2">E in alto salirà.</text:p>
      <text:p text:style-name="P2">D'un ordin fu insignito.</text:p>
      <text:p text:style-name="P2">Ha un rango e dei tesor?</text:p>
      <text:p text:style-name="P2">Il premio ha conseguito</text:p>
      <text:p text:style-name="P2">Dell'onta e il disonor. (1 Cavalieri sortiti col corteggio ricompariscono cogli altri</text:p>
      <text:p text:style-name="P2">rimasti nella sala e muovono loro incontro; e sembrano domandare i dettagli della</text:p>
      <text:p text:style-name="P2">cerimonia. Il rito è com</text:p>
      <text:p text:style-name="P2">piuto. Tutti mostrano la loro indignazione) Tutti Il nostro sprezzo ch'ei disfida,</text:p>
      <text:p text:style-name="P2">almeno</text:p>
      <text:p text:style-name="P2">Ponga all'orgoglio suo novello freno ...</text:p>
      <text:p text:style-name="P2">Nessun di noi prelenda al suo favor;</text:p>
      <text:p text:style-name="P2">Ch' ei resti sol se perduto ha l'onor!</text:p>
      <text:p text:style-name="P2">SCENA X.</text:p>
      <text:p text:style-name="P2">pur mia</text:p>
      <text:p text:style-name="P2">GILBERTO e detti.</text:p>
      <text:p text:style-name="P2">Deh! Cavalieri ... dividete meco (con entusiasmo)</text:p>
      <text:p text:style-name="P2">Gil.</text:p>
      <text:p text:style-name="P2">La gioja che m'inonda! Ella è</text:p>
      <text:p text:style-name="P2">Quella donna adorata! Avvi maggiore</text:p>
      <text:p text:style-name="P2">Venlura? ... Oh! dite.</text:p>
      <text:p text:style-name="P2">Giuf. e Coro</text:p>
      <text:p text:style-name="P2">si, l'onor. Gil.</text:p>
      <text:p text:style-name="P2">L'onore? (offrendo loro la mano: i Cavalieri ritirano</text:p>
      <text:p text:style-name="P2">la propria sdegnosi) Coro Il titolo di conte, d'or innanzi</text:p>
      <text:p text:style-name="P2">Vi piaccia ritener ... Nessun di noi</text:p>
      <text:p text:style-name="P2">Aggradirlo potrebbe. Gil.</text:p>
      <text:p text:style-name="P2">Oh! qnest'oltraggio Sangue domanda. (sguainando la spada) Tutti</text:p>
      <text:p text:style-name="P2">E sangue ayrete ! (come sopra) Gil.</text:p>
      <text:p text:style-name="P2">Usciamo!</text:p>
      <text:p text:style-name="P2">SGENA XI.</text:p>
      <text:p text:style-name="P2">EVERARDO di BARRES e detti.. Eve. Ove movete?... Di si cieco sdegno,</text:p>
      <text:p text:style-name="P2">, (tulli presti a sortire si fermano, e ripongono la spada,</text:p>
      <text:p text:style-name="P2">Trayžati, gli affetti omai temprate.</text:p>
      <text:p text:style-name="P2">Gil. Everardo!</text:p>
      <text:p text:style-name="P2">(correndo ad esso) Eve.</text:p>
      <text:p text:style-name="P2">Gilberto! - (stringendolo fra le braccia)</text:p>
      <text:p text:style-name="P2">Giuf. (ironicamente) Ad Elda sposo!</text:p>
      <text:p text:style-name="P2">Eve. Oh ciel! (sciogliendosi da Gil. e respingendolo)</text:p>
      <text:p text:style-name="P2">Gil. Che feci mai?</text:p>
      <text:p text:style-name="P2">Eve.</text:p>
      <text:p text:style-name="P2">Disonorato</text:p>
      <text:p text:style-name="P2">Tu fosti.</text:p>
      <text:p text:style-name="P2">Gil.</text:p>
      <text:p text:style-name="P2">E come io potea mai, parlate,</text:p>
      <text:p text:style-name="P2">Macchiar il nome mio?</text:p>
      <text:p text:style-name="P2">Coro</text:p>
      <text:p text:style-name="P2">Guidando all' ara,</text:p>
      <text:p text:style-name="P2">Del Re la favorita,</text:p>
      <text:p text:style-name="P2">Gil. (atterito) Del Re la favorita! Elda? -Oh! l'inferno</text:p>
      <text:p text:style-name="P2">Ho accolto in sen. Eve.</text:p>
      <text:p text:style-name="P2">Ma l'ignoravi forse? Gil. Del Re la favorita! (con furore sempre crescente) Eve.</text:p>
      <text:p text:style-name="P2">Oh! figlio mio!</text:p>
      <text:p text:style-name="P2">Gil. Tutto il lor sangne, o il mio.</text:p>
      <text:p text:style-name="P2">Eve.</text:p>
      <text:p text:style-name="P2">Frenati: alcuno</text:p>
      <text:p text:style-name="P2">Quivi si appressa.</text:p>
      <text:p text:style-name="P2">Gil.</text:p>
      <text:p text:style-name="P2">Ed io l'attendo.</text:p>
      <text:p text:style-name="P2">Eve.</text:p>
      <text:p text:style-name="P2">Fuggi.</text:p>
      <text:p text:style-name="P2">Gil Giammai!... vepdetta! alta vendetta io voglio.</text:p>
      <text:p text:style-name="P2">Eve. Gilberto!... oh! che mai tenti!</text:p>
      <text:p text:style-name="P2">Gil.</text:p>
      <text:p text:style-name="P2">Iddio soltanto,</text:p>
      <text:p text:style-name="P2">Padre, lo sa.</text:p>
      <text:p text:style-name="P2">Coro</text:p>
      <text:p text:style-name="P2">Qual guardo irato!</text:p>
      <text:p text:style-name="P2">Gius.</text:p>
      <text:p text:style-name="P2">E' il 'Prence.</text:p>
      <text:p text:style-name="P2">SCENA XII.</text:p>
      <text:p text:style-name="P2">Luigi, conducendo a mano Fida,</text:p>
      <text:p text:style-name="P1">seguiti da Adele, dalle Dame e detti. Gil. Sire, tutto io vi deggio : (movendogli</text:p>
      <text:p text:style-name="P1">incontro) )</text:p>
      <text:p text:style-name="P2">La mia fortuna e la mia vita, il grado</text:p>
      <text:p text:style-name="P2">Di Marchese, di: Conte...</text:p>
      <text:p text:style-name="P2">Il mio nuovo splendor... l' oro ... gli onori...</text:p>
      <text:p text:style-name="P2">Ed ogni bene infine</text:p>
      <text:p text:style-name="P2">Che si possa bramar.., ma caramente</text:p>
      <text:p text:style-name="P2">Ven pagaste, o Signore,</text:p>
      <text:p text:style-name="P2">Della inia fama a prezzo e dell'onore.</text:p>
      <text:p text:style-name="P2">TUTTI</text:p>
      <text:p text:style-name="P2">Luigi</text:p>
      <text:p text:style-name="P2">Gilberto</text:p>
      <text:p text:style-name="P2">(L'onore che rende (L'onore che rende</text:p>
      <text:p text:style-name="P2">Superbo quel cor,</text:p>
      <text:p text:style-name="P2">Superbo il mio cor, S'indegna, si accende</text:p>
      <text:p text:style-name="P2">S'ivdegva , s'accende Di nobile ardor.</text:p>
      <text:p text:style-name="P2">Di giusto furor. L'indebito oltraggio Chi affronta l'oltraggio ,</text:p>
      <text:p text:style-name="P2">Che abbatte il suo Re, Sfidare può il Re: Del fulmine è un raggio E' santo il retaggio,</text:p>
      <text:p text:style-name="P2">Che perder lo de.) Che il cielo mi diè. ) Elda</text:p>
      <text:p text:style-name="P2">Everardo. (Se tutto palese</text:p>
      <text:p text:style-name="P2">(L'onore che rende Fu il vero al suo cor, Superbo quel cor: Ond'è che s'accese</text:p>
      <text:p text:style-name="P2">S'indegna, s'accende Di tanto furor?</text:p>
      <text:p text:style-name="P2">Di nobil furor. L'indebito oltraggio.</text:p>
      <text:p text:style-name="P2">Chi affronta l'oltraggio, Che abbatte il suo Re, Sfidare può il Re, Del fulmine è un</text:p>
      <text:p text:style-name="P2">raggio E' santo il retaggio</text:p>
      <text:p text:style-name="P2">Che perder lo dè. ) Che il cielo gli die.) Gli Altri (L'indebito oltraggio</text:p>
      <text:p text:style-name="P2">Che abbatte il suo Re,</text:p>
      <text:p text:style-name="P2">Del fulinine è un raggio</text:p>
      <text:p text:style-name="P2">Che perder lo dè. )</text:p>
      <text:p text:style-name="P2">Lui. Uditemi, Gilberto.</text:p>
      <text:p text:style-name="P2">Gil. Già tutto appresi, o Sire.</text:p>
      <text:p text:style-name="P2">Elda (Nulla ei sapeva al certo.)</text:p>
      <text:p text:style-name="P2">Gil. E sol per m'avvilire</text:p>
      <text:p text:style-name="P2">Scelto io venia ...</text:p>
      <text:p text:style-name="P2">Lui. (con risentimento) Marchese!</text:p>
      <text:p text:style-name="P2">Gil. Questo non è il mio nome,</text:p>
      <text:p text:style-name="P2">E del real favore</text:p>
      <text:p text:style-name="P2">Nulla serbare io vo'.</text:p>
      <text:p text:style-name="P2">Rendetemi, signori,</text:p>
      <text:p text:style-name="P2">La vostra stima apcor. Della fortuna</text:p>
      <text:p text:style-name="P2">Vittima sciagurala, io parto, e meco</text:p>
      <text:p text:style-name="P2">Solo il nome paterno io di qua reco.</text:p>
      <text:p text:style-name="P2">Elda Ma, ciel !... Ida, dov'è? (quasi smarrita ed a parte)</text:p>
      <text:p text:style-name="P2">Giuf. (che l'ha udita le dice piano) Ida è prigione.</text:p>
      <text:p text:style-name="P2">Gil. Questo fregio d'onor, Sire, vi deggio,</text:p>
      <text:p text:style-name="P2">Che l' infamia pagò... Questa vi rendo</text:p>
      <text:p text:style-name="P2">Spada avvilita che alle schiere ostili</text:p>
      <text:p text:style-name="P2">Fu di spavento... e in così tristo giorno</text:p>
      <text:p text:style-name="P2">Spezzata, o Sire, a' vostri piè la torno.</text:p>
      <text:p text:style-name="P2">Maledico un nodo infame,</text:p>
      <text:p text:style-name="P2">L'onta rea su me scagliata,</text:p>
      <text:p text:style-name="P2">Onde venne compensata</text:p>
      <text:p text:style-name="P2">La costanza del mio cor.</text:p>
      <text:p text:style-name="P2">Il poter, voi Re, serbale : :</text:p>
      <text:p text:style-name="P2">lo serbar saprò l'onor. Elda Grazia, o Re, per l'infelice Che v' oltraggia, che vi</text:p>
      <text:p text:style-name="P2">offende. (si volge</text:p>
      <text:p text:style-name="P2">poi a Gilberto che la respinge) Il rimorso al cor mi scende</text:p>
      <text:p text:style-name="P2">Tutto io sento il tuo dolor.</text:p>
      <text:p text:style-name="P2">Se non vuoi ch' io inora, ascolta</text:p>
      <text:p text:style-name="P2">La difesa del mio cor.</text:p>
      <text:p text:style-name="P2">Lui. Sciaguralo! ah! troppo eccede</text:p>
      <text:p text:style-name="P2">Quell'oltraggio ond' io son segno!</text:p>
      <text:p text:style-name="P2">Mal frenar io posso, o indegno,</text:p>
      <text:p text:style-name="P2">A tuoi detti il mio furor.</text:p>
      <text:p text:style-name="P2">Ma no</text:p>
      <text:p text:style-name="P2">va... che la vendetta</text:p>
      <text:p text:style-name="P2">Nel rimorso è del inio cor.</text:p>
      <text:p text:style-name="P2">Eve. Già per voi, gran Re, comincia</text:p>
      <text:p text:style-name="P2">Delle pene amaro il corso!</text:p>
      <text:p text:style-name="P2">Sotto il manto v'è il rimorso,</text:p>
      <text:p text:style-name="P2">Sovra il trono v' è il dolor.</text:p>
      <text:p text:style-name="P2">Vieni, o figlio, a Iddio soltanto</text:p>
      <text:p text:style-name="P2">Chiedi un porto salvator.</text:p>
      <text:p text:style-name="P2">Gli altri (Nobilmente ei si riscatta ,</text:p>
      <text:p text:style-name="P2">Ma per lui pavento ancor. ) (Movimento generale. Gilberto sorte seguito da Eve.</text:p>
      <text:p text:style-name="P2">rardo: i Cavalieri si dividono rispettosamente per lasciarlo passare e gli s'</text:p>
      <text:p text:style-name="P2">inchinano innanzi.)</text:p>
      <text:p text:style-name="P2">FINE DELL'ATTO TERZO.</text:p>
      <text:p text:style-name="P2">Un cortile interno dell' ospizio de' Solitarj, a de</text:p>
      <text:p text:style-name="P2">stra il portico che mette al tempio. La scena è ingombra d'alberi e di tombe.</text:p>
      <text:p text:style-name="P2">SOLITARJ ed EVERÁRDO.</text:p>
      <text:p text:style-name="P2">Alcuni di loro sono prosternati, altri in lontananza scavano le loro tombe e ripetono</text:p>
      <text:p text:style-name="P2">ad</text:p>
      <text:p text:style-name="P2">intervalli: Fratei, scaviam l'asilo</text:p>
      <text:p text:style-name="P2">Io cui s'addorme duol. (Un Solitario introduce de' Romei che si dirigono</text:p>
      <text:p text:style-name="P2">verso il tempio ed arrestansi innanzi al portico</text:p>
      <text:p text:style-name="P2">sul quale comparve Everardo.)</text:p>
      <text:p text:style-name="P2">Eve. S'empiono i cieli di faville ardenti!</text:p>
      <text:p text:style-name="P2">La prece ergete al sommo Creatore,</text:p>
      <text:p text:style-name="P2">O turbe penitenti,</text:p>
      <text:p text:style-name="P2">Raccolte della morle nel pensier. (1 Solitarj ripetono la preghiera di Everardo,</text:p>
      <text:p text:style-name="P2">quindi</text:p>
      <text:p text:style-name="P2">si allontanano altraverso le arcate del cortile. I Romei entrano nel tempio. Un solo</text:p>
      <text:p text:style-name="P2">Solitario è rimasto in piedi immobile col volto nascoso fra le mani. E Gilberto.)</text:p>
      <text:p text:style-name="P2">SCENA II.</text:p>
      <text:p text:style-name="P2">EVERARDO e GILBERTO.</text:p>
      <text:p text:style-name="P3">Eve. - Lunge non è il momento</text:p>
      <text:p text:style-name="P2">. *)</text:p>
      <text:p text:style-name="P2">*) (avvicinandosi a Gilberto)</text:p>
      <text:p text:style-name="P2">Ch' eterno un giuramento,</text:p>
      <text:p text:style-name="P2">Per avviarti al cielo,</text:p>
      <text:p text:style-name="P2">Dal mondo ti torrà.</text:p>
      <text:p text:style-name="P2">Gil.</text:p>
      <text:p text:style-name="P2">Quand' io lasciai</text:p>
      <text:p text:style-name="P2">Pel vortice del inondo - il porto santo,</text:p>
      <text:p text:style-name="P2">Ben inel diceste... Riederai, figliuolo !</text:p>
      <text:p text:style-name="P2">Eccomi, io sto, quella pace profonda</text:p>
      <text:p text:style-name="P2">E quell' obblio cercando</text:p>
      <text:p text:style-name="P2">Che qui, nelle sue braccia, offre la inorte.</text:p>
      <text:p text:style-name="P2">Eve. Falti cuore, Gilberlo.</text:p>
      <text:p text:style-name="P2">Ora che il ciel ti chiama, a lui sol pensa.</text:p>
      <text:p text:style-name="P2">Fra il inondo e le che il fuggi</text:p>
      <text:p text:style-name="P2">Il voto pronunziato</text:p>
      <text:p text:style-name="P2">Starà siccome monumento alzato.</text:p>
      <text:p text:style-name="P2">(entrano nel tempio.)</text:p>
      <text:p text:style-name="P2">SCENA III.</text:p>
      <text:p text:style-name="P2">ELDA sola.</text:p>
      <text:p text:style-name="P3">Gilberto, il mio Gilberto</text:p>
      <text:p text:style-name="P2">Elda</text:p>
      <text:p text:style-name="P2">Trovar potrò. Nel solitario albergo</text:p>
      <text:p text:style-name="P2">Deh fà o Signor che in queste spoglie io possa</text:p>
      <text:p text:style-name="P2">Giungere sino a lui!</text:p>
      <text:p text:style-name="P2">Da rio dolor percossa</text:p>
      <text:p text:style-name="P2">Presso a morir son io</text:p>
      <text:p text:style-name="P2">Io ti rendo o Signor l'amaro dono!</text:p>
      <text:p text:style-name="P2">Ma di Gilberto a piedi,</text:p>
      <text:p text:style-name="P2">Deh fa che pria su me scenda il perdono.</text:p>
      <text:p text:style-name="P2">Coro interno.</text:p>
      <text:p text:style-name="P2">La</text:p>
      <text:p text:style-name="P2">nostra prece sino al Cielo ascenda</text:p>
      <text:p text:style-name="P2">Per l'infelice che il dolor spegnea.</text:p>
      <text:p text:style-name="P2">Elda Che ascolto ? una preghiera</text:p>
      <text:p text:style-name="P2">Pegli infelici al cielo.</text:p>
      <text:p text:style-name="P2">Coro interno,</text:p>
      <text:p text:style-name="P2">La tua grazia, o Signor, quell'alına renda</text:p>
      <text:p text:style-name="P2">Infra gli Eletti che il tuo cor sciegliea.</text:p>
      <text:p text:style-name="P2">Elda Oh qual sarà quest' alma</text:p>
      <text:p text:style-name="P2">Che oggi ritorna a Dio!</text:p>
      <text:p text:style-name="P2">Gil. E il rimorso e il dolor sovra la rea (dall'interno)</text:p>
      <text:p text:style-name="P2">Dei miei pianti cagion, ratto discenda.</text:p>
      <text:p text:style-name="P2">Elda E la sua voce! E desso! ei vuol vendetta!</text:p>
      <text:p text:style-name="P2">Perduta io sono ei m'odia ... ebben ... fuggiamo</text:p>
      <text:p text:style-name="P2">Ma fuggir non poss' io ... sento la morte</text:p>
      <text:p text:style-name="P2">E che morendo ancor sempre più l'amo!</text:p>
      <text:p text:style-name="P2">SCENA IV.</text:p>
      <text:p text:style-name="P2">GILBERTO e detta.</text:p>
      <text:p text:style-name="P3">Gil. -) Son proferti i miei voti, e, mio malgrado</text:p>
      <text:p text:style-name="P4">,</text:p>
      <text:p text:style-name="P2">*</text:p>
      <text:p text:style-name="P2">.</text:p>
      <text:p text:style-name="P2">*) (uscendo dal tempio estremamente commosso) Un segreto terror nell'agitata</text:p>
      <text:p text:style-name="P2">Mente m'assale ,... sì che l'ara io fuggo. Elda Mio Dio qual pena! ohimè, qual giel</text:p>
      <text:p text:style-name="P2">m’invade. Gil. (guarda intorno si avvede di Elda e le si avvicina)</text:p>
      <text:p text:style-name="P2">Che ascolto ? uno che geme al suol prostrato</text:p>
      <text:p text:style-name="P2">Alzatevi fratel. Elda</text:p>
      <text:p text:style-name="P2">Ah è desso! Gil</text:p>
      <text:p text:style-name="P2">. (indietreggiando con orrore riconoscendola) Oh Dio! Elda Non maledir... son</text:p>
      <text:p text:style-name="P2">io ... Gil. Ah va t'iavola! E questa terra</text:p>
      <text:p text:style-name="P2">Più non profani - il reo tuo piè.</text:p>
      <text:p text:style-name="P2">Få ch' io tranquillo scenda sotterra</text:p>
      <text:p text:style-name="P2">Non imprecato al par di te.</text:p>
      <text:p text:style-name="P2">Nelle sue sale il Re ťappella</text:p>
      <text:p text:style-name="P2">D'oro e di gemme ti coprirà.</text:p>
      <text:p text:style-name="P2">Fra le sue braccia sarai più bella ,</text:p>
      <text:p text:style-name="P2">Ma un nome infame su te starå.</text:p>
      <text:p text:style-name="P2">Elda Deh non cacciarmi ... per qui giunger, tanto,</text:p>
      <text:p text:style-name="P2">Fra i ghiacci e fra le rupi</text:p>
      <text:p text:style-name="P2">Ho tremato ... apelato ... e tanto pianto!</text:p>
      <text:p text:style-name="P2">Gil. Ed or da me che vuoi ?</text:p>
      <text:p text:style-name="P2">Elda D'ambo sul capo un solo error ricade</text:p>
      <text:p text:style-name="P2">Volea che a te tutto svelato avesse</text:p>
      <text:p text:style-name="P2">Ida, e perdon sperai! Ma fn destino</text:p>
      <text:p text:style-name="P2">Che non giungesse a te! - Nascoso il vero</text:p>
      <text:p text:style-name="P2">Così ti fu, ma non per opra mia</text:p>
      <text:p text:style-name="P2">Chi muor non mente... e ancor perdono io spero !</text:p>
      <text:p text:style-name="P2">Pietoso al par di Dio</text:p>
      <text:p text:style-name="P2">Dona un conforto a me.</text:p>
      <text:p text:style-name="P2">E</text:p>
      <text:p text:style-name="P2">possa l'amor mio</text:p>
      <text:p text:style-name="P2">Tergermi innanzi a te!</text:p>
      <text:p text:style-name="P2">Dal mondo dispregiata</text:p>
      <text:p text:style-name="P2">Null' altra brama ho in sen</text:p>
      <text:p text:style-name="P2">Che di morir . beata</text:p>
      <text:p text:style-name="P2">Nel tuo perdono almen!</text:p>
      <text:p text:style-name="P2">Gil. Perchè a quel pianto ohime t'arrendi</text:p>
      <text:p text:style-name="P2">A quel dolore mio cor perchè ?</text:p>
      <text:p text:style-name="P2">In me Signore deh in me discendi</text:p>
      <text:p text:style-name="P2">La fede afforza che langue in me.</text:p>
      <text:p text:style-name="P2">Addio fuggir mi lascia.</text:p>
      <text:p text:style-name="P2">Elda</text:p>
      <text:p text:style-name="P2">Oh cessi l' odio ...</text:p>
      <text:p text:style-name="P2">Gil. (come staccandosi)</text:p>
      <text:p text:style-name="P2">Addio, Elda La mia mortale ambascia</text:p>
      <text:p text:style-name="P2">Nulla potrà al ino cor!</text:p>
      <text:p text:style-name="P2">Pietà di me'. Più forte</text:p>
      <text:p text:style-name="P2">M'opprime l' odio tuo :</text:p>
      <text:p text:style-name="P2">Che non la stessa morte</text:p>
      <text:p text:style-name="P2">Pietà del mio dolor!</text:p>
      <text:p text:style-name="P2">Perchè su questa esanime.</text:p>
      <text:p text:style-name="P2">Incrudelir così ?</text:p>
      <text:p text:style-name="P2">Un solo istante rendimi</text:p>
      <text:p text:style-name="P2">L'amor dei lieti dì.</text:p>
      <text:p text:style-name="P2">Gil. Già dal petto si dilegua</text:p>
      <text:p text:style-name="P2">Giusto Cielo il mio furor. Elda Oh perdona - 0 mi sospingi</text:p>
      <text:p text:style-name="P2">Dell' apello entro l'orror.</text:p>
      <text:p text:style-name="P2">Gil. Elda.</text:p>
      <text:p text:style-name="P2">(sommamente commosso) Elda</text:p>
      <text:p text:style-name="P2">Grazia!...</text:p>
      <text:p text:style-name="P2">Gil.</text:p>
      <text:p text:style-name="P2">Iddio perdona.</text:p>
      <text:p text:style-name="P2">Elda E tu dunque ?</text:p>
      <text:p text:style-name="P2">Gil.</text:p>
      <text:p text:style-name="P2">lo t'amo ancor!</text:p>
      <text:p text:style-name="P2">Vieni, vieni io m' abbandono</text:p>
      <text:p text:style-name="P2">Alla gioja che m' inebria</text:p>
      <text:p text:style-name="P2">Del mio cor t' è reso il dono</text:p>
      <text:p text:style-name="P2">Al tuo fianco io vo fuggir.</text:p>
      <text:p text:style-name="P2">Elda E fia ver? non è deliro</text:p>
      <text:p text:style-name="P2">Questa gioja che m' inebria!</text:p>
      <text:p text:style-name="P2">Oh m'abbraccia, e il mio respiro</text:p>
      <text:p text:style-name="P2">Si confonda al tuo respir.</text:p>
      <text:p text:style-name="P2">Poi nascondi al mondo intero</text:p>
      <text:p text:style-name="P2">La mia vita, e il mio morir.</text:p>
      <text:p text:style-name="P2">Gil. Fuggiam - fuggiamo insieme.</text:p>
      <text:p text:style-name="P2">Elda (va per seguirlo - poi s' arresta)</text:p>
      <text:p text:style-name="P2">È tardi, è vana speme</text:p>
      <text:p text:style-name="P2">Coro interno.</text:p>
      <text:p text:style-name="P2">E sino al Ciel la nostra prece ascenda</text:p>
      <text:p text:style-name="P2">Per l'infelice che il dolor spegnea,</text:p>
      <text:p text:style-name="P2">Elda Odi tu quel concento ?..</text:p>
      <text:p text:style-name="P2">È il Cielo che ti parla. Gil. Usciamo in te riposto</text:p>
      <text:p text:style-name="P2">Mio fato è sol... mi segui ... Elda</text:p>
      <text:p text:style-name="P2">A Dio ti volgi. Gil. Or più forte è l'amor - per possederti</text:p>
      <text:p text:style-name="P2">La terra e il Cielo affrontero !</text:p>
      <text:p text:style-name="P2">Elda</text:p>
      <text:p text:style-name="P2">Desisti -</text:p>
      <text:p text:style-name="P2">Pregar per me lu dei...</text:p>
      <text:p text:style-name="P2">Gil. Elda diletta mia!</text:p>
      <text:p text:style-name="P2">Elda Da nuove colpe ti risparmia... tua</text:p>
      <text:p text:style-name="P2">Esser quaggiù non posso -</text:p>
      <text:p text:style-name="P2">Non lamento la mia povera. sorte</text:p>
      <text:p text:style-name="P2">Gilberto E Iddio che il vuole...</text:p>
      <text:p text:style-name="P2">Ma ridoparti e lui possa mia morte</text:p>
      <text:p text:style-name="P2">Gil. Che dî tu mai? fuggiamo</text:p>
      <text:p text:style-name="P2">Elda</text:p>
      <text:p text:style-name="P2">Ab nol poss'io</text:p>
      <text:p text:style-name="P2">Compiuto è il viver mio.</text:p>
      <text:p text:style-name="P2">Gil. Tu tremi. Elda ... e fia vero?</text:p>
      <text:p text:style-name="P2">E non potrà l'amore</text:p>
      <text:p text:style-name="P2">Vila spirarti in core ! Elda</text:p>
      <text:p text:style-name="P2">lo muojo perdonata</text:p>
      <text:p text:style-name="P2">Gilberto e son beata</text:p>
      <text:p text:style-name="P2">Oltre la tomba upiti</text:p>
      <text:p text:style-name="P2">Saremo un giorno ... Addio. .</text:p>
      <text:p text:style-name="P2">Gil. Elda...</text:p>
      <text:p text:style-name="P2">Elda</text:p>
      <text:p text:style-name="P2">Ah!...</text:p>
      <text:p text:style-name="P2">(muore) Solitarj (che escono da un lato)</text:p>
      <text:p text:style-name="P2">Che fu Altri Solitarj (da altro canto) Quai gemiti! (Uno</text:p>
      <text:p text:style-name="P2">dei Solitarj corre sulla giacente, a cui ab</text:p>
      <text:p text:style-name="P2">bassa il capuccio, e copre le lunghe chiome. Gil. (con un grido angoscioso e fuori di</text:p>
      <text:p text:style-name="P2">se)</text:p>
      <text:p text:style-name="P2">Ella è morta! I Solitarj (guardando l'estinta)</text:p>
      <text:p text:style-name="P2">Riposi in pace nel perdon di Dio!</text:p>
      <text:p text:style-name="P2">F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